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ffffff">
        <style:background-image/>
      </style:paragraph-properties>
    </style:style>
    <style:style style:name="P2" style:family="paragraph" style:parent-style-name="Standard">
      <style:text-properties fo:color="#000000" style:font-name="Times New Roman" fo:font-size="12pt" style:font-name-asian="Times New Roman1" style:font-size-asian="12pt" style:font-name-complex="Times New Roman1" style:font-size-complex="12pt"/>
    </style:style>
    <style:style style:name="P3" style:family="paragraph" style:parent-style-name="Default">
      <style:paragraph-properties style:text-autospace="none"/>
      <style:text-properties fo:color="#000000" style:font-name="Times New Roman" fo:font-size="12pt" style:font-name-asian="Times New Roman1" style:font-size-asian="12pt" style:font-name-complex="Times New Roman1" style:font-size-complex="12pt"/>
    </style:style>
    <style:style style:name="P4" style:family="paragraph" style:parent-style-name="Standard" style:list-style-name="L1"/>
    <style:style style:name="P5" style:family="paragraph" style:parent-style-name="Standard" style:list-style-name="L2"/>
    <style:style style:name="T1" style:family="text">
      <style:text-properties fo:font-style="italic" style:font-style-asian="italic" style:font-style-complex="italic"/>
    </style:style>
    <style:style style:name="T2" style:family="text">
      <style:text-properties fo:color="#000000" fo:background-color="#ff3333"/>
    </style:style>
    <style:style style:name="T3" style:family="text">
      <style:text-properties style:text-position="sub 58%"/>
    </style:style>
    <style:style style:name="T4" style:family="text">
      <style:text-properties style:text-position="sub 58%" style:font-name="Times New Roman" fo:font-size="12pt" style:font-size-asian="12pt" style:font-size-complex="12pt"/>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style="italic" style:font-size-asian="12pt" style:font-size-complex="12pt"/>
    </style:style>
    <style:style style:name="T7" style:family="text">
      <style:text-properties fo:background-color="#ffff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em Artikel „Towards a Model for Multimedia Dataspaces“[1] wird von den Autoren ein Repräsentationsmodell für Dataspace vorgestellt, ein auf dem Dataspace- und Dataspace-View-Paradigma basierender Ansatz zur einheitlichen Darstellung von strukturierten, semi-strukturierten Daten und Ontologien. Der Sinn der Vorstellung dieses Modells ist, dass gegenwärtig die Menge der digitalen Informationen und der Datenquellen explodiert. In vielen Branchen (u.a. in der Medizin) werden mittlerweile große Mengen an verteilten, heterogenen Daten benötigt. Mit aktuellen Systemen, die diese Menge an Daten verwalten, ist es allerdings mit herkömmlichen Datenintegrationsmethoden kaum möglich Suchanfragen auf eine verteilte, heterogene Datenmenge zu formulieren, da die Systeme auf den Einsatz für vollständig strukturierte Daten konzipiert sind und daher ein globales Schema zur Berechnung von Suchanfragen bräuchten. Hinsichtlich dieses Mangels hat sich das Konzept des Dataspaces entwickelt als eine Abstraktion für großflächiges, heterogenes und verteiltes Data-Management. Dataspaces brauchen keine Bemühungen im voraus um Daten semantisch zu integrieren, bevor sie für grundlegende Dienste <text:s/>(wie Stichwortsuche) genutzt werden können. Sie unterstützen Ungewissheit beim Schema-Mapping und berücksichtigen, dass ein vermitteltes Schema nicht zur Verfügung stehen kann. Ebenfalls beachten sie, dass ein Schema-Mapping zwischen der Datenquelle und dem vermitteltem Schema nicht geeignet ist. Eine weitere interessante Eigenschaft von Dataspaces ist die sukzessive Datenintegration. So kann das System inkrementell Daten im Laufe der Zeit integrieren, und das abhängig von den Anforderungen des Benutzers, möglicherweise sogar mit der Unterstützung des Benutzers um Matches zu bestätigen während das System läuft.</text:p>
      <text:p text:style-name="Standard">Die Forschung rund um Dataspaces ist recht aktiv, doch trotz des großen Interesses haben bis jetzt vorgeschlagene Modelle Mängel, die deren praktische Umsetzung einschränken. Dazu gehört, dass die Modelle dazu neigen die verschiedenen Typen von Relationen zu übersehen, die zwischen Dateielementen existieren können, womit sie die Menge an Informationen künstlich beschränken, die sie theoretisch integrieren können. <text:s/>Weiter zielen sie auf klassische Textdaten ab ohne die spezifischen Eigenschaften von Multimediadaten zu berücksichtigen. Drittens bieten sie keine feine Genauigkeit hinsichtlich der Persistenz von integrierten Daten, was in manchen Domänen gebraucht wird.</text:p>
      <text:p text:style-name="Standard">Um diesen Problemen zu begegnen, entwickeln die Autoren ein Dataspace Modell, welches das Dataspace als eine Menge von Klassen, Objekten (Instanzen der Klassen) und Relationen (zwischen den Klassen) definiert. Eines der Designziele des Modells soll die Maximierung in Bezug auf ihrer Aussagekraft in Bezug auf Relationentypen, die es repräsentieren kann, um mit Informationen umgehen zu können, die von strukturierten, semi-strukturierten Quellen, Ontologien und anderen Formen von Wissensrepräsentationen genauso wie kanonischem Wissen stammen. Insbesondere werden auch <text:span text:style-name="T1">Similarity Relations</text:span> miteinbezogen. Similarity Relations können eingesetzt werden, um ein Maß zu definieren, das die Ähnlichkeit zwischen zwei Objekten beschreibt.</text:p>
      <text:p text:style-name="Standard">Zusätzlich führt das Modell das Konzept der <text:span text:style-name="T1">Dataspace View </text:span>ein. Diese ermöglicht es Anfrageresultate einer Dataspace als ein neues Dataspace zu speichern mit verschiedenen Persistenzmodi (virtuelle View, materialisierte View, Modus zur Synchronisation mit dem Inhalt der ursprünglichen Quellen...).</text:p>
      <text:p text:style-name="P2"/>
      <text:p text:style-name="P3"/>
      <text:p text:style-name="Standard"/>
      <text:p text:style-name="Standard"><text:span text:style-name="T5">[1] Ndjafa, A.; Kosch, Harald; Coquil, D.; Brunie, L., "Towards a Model for Multimedia Dataspaces," </text:span><text:span text:style-name="T6">Multimedia on the Web (MMWeb), 2011 Workshop on</text:span><text:span text:style-name="T5"> , vol., no., pp.33,37, 8-8 Sept. 2011<text:line-break/>URL: </text:span><text:a xlink:type="simple" xlink:href="http://ieeexplore.ieee.org/stamp/stamp.jsp?tp=&amp;arnumber=6167826&amp;isnumber=6167819" text:style-name="Internet_20_link" text:visited-style-name="Visited_20_Internet_20_Link"><text:span text:style-name="T5">http://ieeexplore.ieee.org/stamp/stamp.jsp?tp=&amp;arnumber=6167826&amp;isnumber=6167819</text:span></text:a><text:span text:style-name="T5"> </text:span></text:p>
      <text:p text:style-name="Standard"><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Goeth</meta:initial-creator>
    <meta:creation-date>2015-08-11T10:57:10.98</meta:creation-date>
    <meta:generator>OpenOffice/4.1.1$Win32 OpenOffice.org_project/411m6$Build-9775</meta:generator>
    <dc:date>2015-08-21T17:51:07.74</dc:date>
    <dc:creator>David Goeth</dc:creator>
    <meta:editing-duration>PT11H4S</meta:editing-duration>
    <meta:editing-cycles>47</meta:editing-cycles>
    <meta:document-statistic meta:table-count="0" meta:image-count="0" meta:object-count="0" meta:page-count="1" meta:paragraph-count="5" meta:word-count="486" meta:character-count="3785"/>
  </office:meta>
</office:document-meta>
</file>